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Forestbird1-title">
      <style:graphic-properties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9.135cm" loext:decorative="false"/>
      <style:paragraph-properties style:writing-mode="lr-tb"/>
    </style:style>
    <style:style style:name="pr6" style:family="presentation" style:parent-style-name="Forestbird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Forestbird2-title">
      <style:graphic-properties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9.135cm" loext:decorative="false"/>
      <style:paragraph-properties style:writing-mode="lr-tb"/>
    </style:style>
    <style:style style:name="pr9" style:family="presentation" style:parent-style-name="Forestbird2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Forestbird3-title">
      <style:graphic-properties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9.135cm" loext:decorative="false"/>
      <style:paragraph-properties style:writing-mode="lr-tb"/>
    </style:style>
    <style:style style:name="pr12" style:family="presentation" style:parent-style-name="Forestbird3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placeholder="true">
          <draw:text-box/>
        </draw:frame>
        <draw:frame presentation:style-name="pr2" draw:text-style-name="P1" draw:layer="layout" svg:width="25cm" svg:height="9.5cm" svg:x="1.5cm" svg:y="3.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draw:frame presentation:style-name="pr4" draw:layer="layout" svg:width="25cm" svg:height="2.5cm" svg:x="1.5cm" svg:y="0.5cm" presentation:class="title" presentation:placeholder="true">
          <draw:text-box/>
        </draw:frame>
        <draw:frame presentation:style-name="pr5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draw:frame presentation:style-name="pr7" draw:layer="layout" svg:width="25cm" svg:height="2.5cm" svg:x="1.5cm" svg:y="0.5cm" presentation:class="title" presentation:placeholder="true">
          <draw:text-box/>
        </draw:frame>
        <draw:frame presentation:style-name="pr8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draw:frame presentation:style-name="pr10" draw:layer="layout" svg:width="25cm" svg:height="2.5cm" svg:x="1.5cm" svg:y="0.5cm" presentation:class="title" presentation:placeholder="true">
          <draw:text-box/>
        </draw:frame>
        <draw:frame presentation:style-name="pr11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Green_20_Dark" style:display-name="Filled Green Dark" style:family="graphic" style:parent-style-name="Filled_20_Green">
      <style:graphic-properties draw:fill="solid" draw:fill-color="#74b531"/>
      <style:text-properties fo:color="#ffffff" loext:opacity="100%"/>
    </style:style>
    <style:style style:name="Filled_20_Green_20_Light" style:display-name="Filled Green Light" style:family="graphic" style:parent-style-name="Filled_20_Green">
      <style:graphic-properties draw:fill="solid" draw:fill-color="#9ecf6c"/>
      <style:text-properties fo:color="#ffffff" loext:opacity="100%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Green_20_Light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Filled_20_Green_20_Dark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Filled_20_Green_20_Dark">
      <style:graphic-properties draw:stroke="none" draw:fill="solid" draw:fill-color="#74b531" fo:min-height="0cm" fo:min-width="0cm" loext:decorative="false"/>
    </style:style>
    <style:style style:name="Mgr8" style:family="graphic" style:parent-style-name="Filled_20_Green_20_Light">
      <style:graphic-properties fo:min-height="0cm" fo:min-width="0cm" loext:decorative="false"/>
    </style:style>
    <style:style style:name="Mgr9" style:family="graphic" style:parent-style-name="Filled_20_Green_20_Dark">
      <style:graphic-properties fo:min-height="0cm" fo:min-width="0cm" loext:decorative="false"/>
    </style:style>
    <style:style style:name="Mgr10" style:family="graphic" style:parent-style-name="Filled_20_Green_20_Dark">
      <style:graphic-properties loext:decorative="false"/>
    </style:style>
    <style:style style:name="Mpr1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2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1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Forestbird2-backgroundobjects">
      <style:graphic-properties draw:fill="none" draw:fill-color="#ffffff" fo:min-height="1.086cm" loext:decorative="false"/>
      <style:paragraph-properties style:writing-mode="lr-tb"/>
    </style:style>
    <style:style style:name="Mpr8" style:family="presentation" style:parent-style-name="Forestbird2-backgroundobjects">
      <style:graphic-properties draw:fill="none" draw:fill-color="#ffffff" fo:min-height="1.484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3-backgroundobjects">
      <style:graphic-properties draw:fill="none" draw:fill-color="#ffffff" fo:min-height="1.086cm" loext:decorative="false"/>
      <style:paragraph-properties style:writing-mode="lr-tb"/>
    </style:style>
    <style:style style:name="Mpr11" style:family="presentation" style:parent-style-name="Forestbird3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ecf6c"/>
    </style:style>
    <style:style style:name="MP6" style:family="paragraph">
      <loext:graphic-properties draw:fill="solid" draw:fill-color="#74b531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6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6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6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6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6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6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6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6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6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6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6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6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6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6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6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6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6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6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6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6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6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6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6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6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6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6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6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6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6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6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6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6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6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6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6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6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6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6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6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6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6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6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6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6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6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6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6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6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6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6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6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6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6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6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6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6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6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6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6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6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6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6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 draw:style-name="Mgr6">
        <draw:custom-shape draw:style-name="Mgr7" draw:text-style-name="MP6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 draw:style-name="Mgr4">
        <draw:path draw:style-name="Mgr5" draw:text-style-name="MP6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6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6">
        <draw:custom-shape draw:style-name="Mgr9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.5cm" svg:height="0.75cm" svg:x="24.501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layer="backgroundobjects" svg:width="2cm" svg:height="0.75cm" svg:x="24.751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layer="backgroundobjects" svg:width="1cm" svg:height="0.75cm" svg:x="25.251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 draw:style-name="Mgr6">
        <draw:custom-shape draw:style-name="Mgr9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cm" svg:height="0.75cm" svg:x="22.001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 draw:style-name="Mgr4">
        <draw:path draw:style-name="Mgr10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10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Mpr4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10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10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10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10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10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10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10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10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10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10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10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10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10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10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10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10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10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10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10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10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10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10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10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10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10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10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10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10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10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10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10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10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10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10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10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10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10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7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10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10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10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10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10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10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10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10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10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10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10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10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10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10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10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10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10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10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10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10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10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10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10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10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10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10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10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10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10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10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10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10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10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10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10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10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10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10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10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10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10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10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10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10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10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0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49.513045300</meta:creation-date>
    <dc:description>This work is licensed under a Creative Commons 0 License.
It makes use of the works of kka_libo_design@ashisuto.co.jp.</dc:description>
    <meta:generator>LibreOffice/24.2.7.2$Linux_AARCH64 LibreOffice_project/420$Build-2</meta:generator>
    <dc:title>Forestbird</dc:title>
    <meta:editing-duration>P0D</meta:editing-duration>
    <meta:editing-cycles>1</meta:editing-cycles>
    <meta:document-statistic meta:object-count="284"/>
    <meta:template xlink:type="simple" xlink:actuate="onRequest" xlink:title="Forestbird" xlink:href="../Forestbird.otp" meta:date="2025-12-09T10:55:49.513392000"/>
  </office:meta>
</office:document-meta>
</file>